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dd8" officeooo:paragraph-rsid="00037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ve pública GitHub</text:p>
      <text:p text:style-name="P1"/>
      <text:p text:style-name="P1">ssh-rsa AAAAB3NzaC1yc2EAAAADAQABAAACAQDdSXW98yzevQJFrrSw4ynoImDSnwNhCsiVJ/d8Ls1B1GLrq6NNe+RSt4WQ+VUetguhUZ80e75jICjqPHDQjVK1fwFwC/xfxHYz2HyPsd9y+syPPzCloXfvmREiOhMkHaceavhvU0sDijbCfedc3kJwlSKeUAjFfK5flTRlADA3M/+AQZH+8SPzG4aw6A5epqPomSudA15w9bDEyOOlQUE9kNZCuPqOS1KXMEj1PMB28W6raguh70JiAhdrYY4obsY01zpkhMkyOxZPmwRJZr35onK8JX/dgT8eO0aNUe5rfB6VxvdBF6M0/9jfmvFTxtlNJCEhN9w91E1CDGQoTKslHK470E21IXeb5jwNLeqPIaTSWNPgvVXmIijUmwXbdSkCffaG9Lh5tz3ALVi/jechstTFPapeBIB2YHaSbKbOeNFYUgSMa6tUDjKP6w2LXH2FNlBABLnIlYDeidsbqefOzTYtN4DWhrXBE5iU4DnjQ8cno17yO6KyxGapgIBylaNPokZxoyIVQDCsx8lwaLM0gAUvx2S67xjMIhKn5kCQKg8xZLlwkfYJezhAxaZFjt8SEupU5MGNQhXUrowknW8q9ZXQiFHfphSY2IVQzdzlva4AGNz6EzkLPyuQXlFACnHQI9XqiwWdeLSQ+jxkaAW0vjqiP7e6vHLUpUSU3pFXUw== javno@hot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6:12:09.209683979</meta:creation-date>
    <dc:date>2022-06-02T16:13:03.164659005</dc:date>
    <meta:editing-duration>PT54S</meta:editing-duration>
    <meta:editing-cycles>1</meta:editing-cycles>
    <meta:document-statistic meta:table-count="0" meta:image-count="0" meta:object-count="0" meta:page-count="1" meta:paragraph-count="2" meta:word-count="6" meta:character-count="762" meta:non-whitespace-character-count="758"/>
    <meta:generator>LibreOffice/7.3.3.2$Linux_X86_64 LibreOffice_project/30$Build-2</meta:generator>
  </office:meta>
</office:document-meta>
</file>